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tracked-changes>
        <table:cell-content-change table:id="ct1">
          <table:cell-address table:column="1" table:row="170" table:table="0"/>
          <office:change-info>
            <dc:creator> </dc:creator>
            <dc:date>2020-10-02T05:23:17.555000000</dc:date>
          </office:change-info>
          <table:previous>
            <table:change-track-table-cell table:cell-address="plantData.B171" table:formula="of:=TIME(0; 0; SUMPRODUCT([.B166:.B170]; [.F166:.F170]))" office:value-type="float" office:value="0.148148671928588"/>
          </table:previous>
        </table:cell-content-change>
      </table:tracked-changes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formula="of:=[.E6]/([.B6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formula="of:=[.E12]/([.B12] * 86400)" office:value-type="float" office:value="0.5" calcext:value-type="float">
            <text:p>0.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formula="of:=[.E18]/([.B18] * 86400)" office:value-type="float" office:value="0.3875" calcext:value-type="float">
            <text:p>0.3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formula="of:=[.E97]/([.B9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69]; [.F166:.F169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22:10:51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1T22:23:54.142000000</dc:date>
    <meta:editing-duration>PT22H17M9S</meta:editing-duration>
    <meta:editing-cycles>76</meta:editing-cycles>
    <meta:generator>LibreOffice/6.3.6.2$Windows_X86_64 LibreOffice_project/2196df99b074d8a661f4036fca8fa0cbfa33a497</meta:generator>
    <meta:document-statistic meta:table-count="1" meta:cell-count="1310" meta:object-count="0"/>
  </office:meta>
</office:document-meta>
</file>